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mFileProvider.doCreateFileSystem( FileName name ,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Provider.RamFil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Provider.getCapab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